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AdminEvent.getService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AdminEven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AdminEvent.UserAdminEvent( ServiceReference ref , int type , Role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serAdminEvent.getRo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